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65d0" officeooo:paragraph-rsid="001065d0"/>
    </style:style>
    <style:style style:name="P2" style:family="paragraph" style:parent-style-name="Standard">
      <style:paragraph-properties fo:text-align="start" style:justify-single-word="false"/>
      <style:text-properties officeooo:paragraph-rsid="001065d0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065d0" officeooo:paragraph-rsid="001065d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6b35" officeooo:paragraph-rsid="00196b35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1065d0" officeooo:paragraph-rsid="001065d0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1065d0" officeooo:paragraph-rsid="001065d0" style:font-weight-asian="normal" style:font-weight-complex="normal"/>
    </style:style>
    <style:style style:name="P7" style:family="paragraph" style:parent-style-name="Standard" style:list-style-name="L1">
      <style:text-properties officeooo:rsid="001065d0" officeooo:paragraph-rsid="001d37c6"/>
    </style:style>
    <style:style style:name="P8" style:family="paragraph" style:parent-style-name="Standard">
      <style:text-properties officeooo:rsid="001065d0" officeooo:paragraph-rsid="001d37c6"/>
    </style:style>
    <style:style style:name="P9" style:family="paragraph" style:parent-style-name="Standard">
      <style:text-properties officeooo:paragraph-rsid="001065d0"/>
    </style:style>
    <style:style style:name="P10" style:family="paragraph" style:parent-style-name="Standard">
      <style:text-properties style:text-underline-style="none" fo:font-weight="bold" officeooo:rsid="001065d0" officeooo:paragraph-rsid="001065d0" style:font-weight-asian="bold" style:font-weight-complex="bold"/>
    </style:style>
    <style:style style:name="T1" style:family="text">
      <style:text-properties officeooo:rsid="001065d0"/>
    </style:style>
    <style:style style:name="T2" style:family="text">
      <style:text-properties fo:font-weight="normal" officeooo:rsid="001d37c6" style:font-weight-asian="normal" style:font-weight-complex="normal"/>
    </style:style>
    <style:style style:name="T3" style:family="text">
      <style:text-properties officeooo:rsid="001d37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tpassword w htaccess robots</text:p>
      <text:p text:style-name="P1"/>
      <text:p text:style-name="P1"/>
      <text:p text:style-name="P1"/>
      <text:p text:style-name="P3">Exploration</text:p>
      <text:p text:style-name="P9"><text:span text:style-name="T1"><text:tab/></text:span><text:span text:style-name="T3">Q</text:span>uand on cherche "robots.txt" dans google on tombe sur ce lien : <text:a xlink:type="simple" xlink:href="https://developers.google.com/search/docs/crawling-indexing/robots/create-robots-txt?hl=fr" text:style-name="Internet_20_link" text:visited-style-name="Visited_20_Internet_20_Link">https://developers.google.com/search/docs/crawling-indexing/robots/create-robots-txt?hl=fr</text:a><text:line-break/>dans <text:a xlink:type="simple" xlink:href="http://192.168.1.16/robots.txt" text:style-name="Internet_20_link" text:visited-style-name="Visited_20_Internet_20_Link">http://192.168.1.16/robots.txt</text:a> on voit qu'il y a un disallow sur deux dossiers : whatever et .hidden<text:line-break/>Dans <text:a xlink:type="simple" xlink:href="http://192.168.1.16/whatever" text:style-name="Internet_20_link" text:visited-style-name="Visited_20_Internet_20_Link">http://192.168.1.16/whatever</text:a> il y a fichier htpasswd et <text:a xlink:type="simple" xlink:href="http://192.168.1.16/admin/" text:style-name="Internet_20_link" text:visited-style-name="Visited_20_Internet_20_Link">http://192.168.1.16/admin/</text:a> donne <text:span text:style-name="T3">une possibilité d’ac</text:span>c<text:span text:style-name="T3">è</text:span>s via username et mdp a une zone sécurisée</text:p>
      <text:p text:style-name="P2"/>
      <text:p text:style-name="P3">Offensive</text:p>
      <text:p text:style-name="P8"><text:tab/><text:span text:style-name="T3">L</text:span>e username est très certainement root, le mot de passe doit être la partie cryptée après les ":". <text:span text:style-name="T3">D</text:span>’après <text:a xlink:type="simple" xlink:href="https://md5.gromweb.com/?string=qwerty123@" text:style-name="Internet_20_link" text:visited-style-name="Visited_20_Internet_20_Link">https://md5.gromweb.com/?string=qwerty123@</text:a> le mot de passe serait "qwerty123@" </text:p>
      <text:p text:style-name="P1"/>
      <text:p text:style-name="P3">Faille</text:p>
      <text:p text:style-name="P5"><text:tab/><text:span text:style-name="T2">Une adresse évidente pour accéder à la partie administration du site.</text:span></text:p>
      <text:p text:style-name="P5"><text:span text:style-name="T2"><text:tab/>Le username et le mot de passe écrits dans un fichier accessible.</text:span></text:p>
      <text:p text:style-name="P1"><text:tab/></text:p>
      <text:p text:style-name="P3">Mitigation</text:p>
      <text:p text:style-name="P6"><text:tab/><text:span text:style-name="T3">Ne pas écrire le username et le mot de passe administrateur dans un fichier accessible du site</text:span></text:p>
      <text:p text:style-name="P1"/>
      <text:p text:style-name="P3">Sources</text:p>
      <text:list xml:id="list3574998159" text:style-name="L1">
        <text:list-item>
          <text:p text:style-name="P7"><text:a xlink:type="simple" xlink:href="https://developers.google.com/search/docs/crawling-indexing/robots/create-robots-txt?hl=fr" text:style-name="Internet_20_link" text:visited-style-name="Visited_20_Internet_20_Link">https://developers.google.com/search/docs/crawling-indexing/robots/create-robots-txt?hl=fr</text:a></text:p>
        </text:list-item>
        <text:list-item>
          <text:p text:style-name="P7"><text:a xlink:type="simple" xlink:href="https://md5.gromweb.com/?string=qwerty123@" text:style-name="Internet_20_link" text:visited-style-name="Visited_20_Internet_20_Link">https://md5.gromweb.com/?string=qwerty123@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1T15:07:36.762000000</meta:creation-date>
    <dc:date>2023-04-26T14:40:15.428000000</dc:date>
    <meta:editing-duration>PT36M10S</meta:editing-duration>
    <meta:editing-cycles>1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4" meta:word-count="129" meta:character-count="1045" meta:non-whitespace-character-count="924"/>
  </office:meta>
</office:document-meta>
</file>